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0.setModel(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TopTest.process( BeanContext context , Object object ,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0.ge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TopTest.test_for_mt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Mode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